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fae9" officeooo:paragraph-rsid="001bfa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p 26 - Oct 2</text:p>
      <text:p text:style-name="P1">Zachary Zimmerman</text:p>
      <text:p text:style-name="P1">Senior Project Fall 2014</text:p>
      <text:p text:style-name="P1">Week 7 Journal</text:p>
      <text:p text:style-name="P1"><text:s text:c="3"/>September 26</text:p>
      <text:p text:style-name="P1"><text:s text:c="3"/>September 27</text:p>
      <text:p text:style-name="P1"><text:s text:c="3"/>September 28</text:p>
      <text:p text:style-name="P1"><text:s text:c="3"/>September 29</text:p>
      <text:p text:style-name="P1"><text:s text:c="6"/>1000 - 1500 - User creation</text:p>
      <text:p text:style-name="P1"><text:s text:c="3"/>September 30</text:p>
      <text:p text:style-name="P1"><text:s text:c="3"/>October 1</text:p>
      <text:p text:style-name="P1"><text:s text:c="6"/>2000-2200 - Checklist code</text:p>
      <text:p text:style-name="P1"><text:s text:c="3"/>October 2</text:p>
      <text:p text:style-name="P1"><text:s text:c="6"/>1600- 2200 - Checklist code, code optimization, misc. improvemen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2T22:59:23.493794561</meta:creation-date>
    <dc:date>2014-10-02T23:05:21.981787122</dc:date>
    <meta:editing-duration>P0D</meta:editing-duration>
    <meta:editing-cycles>1</meta:editing-cycles>
    <meta:document-statistic meta:table-count="0" meta:image-count="0" meta:object-count="0" meta:page-count="1" meta:paragraph-count="14" meta:word-count="47" meta:character-count="305" meta:non-whitespace-character-count="233"/>
    <meta:generator>LibreOffice/4.2.4.2$Linux_X86_64 LibreOffice_project/420m0$Build-2</meta:generator>
  </office:meta>
</office:document-meta>
</file>